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PopulatingList.containsAll( Collection &lt; ?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AutoPopulatingList( List &lt; E &gt; backingList , ElementFactory &lt; E &gt; elemen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lectiveElementFactory.createElement(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utoPopulatingList.addAll( Collection &lt; ? extends E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toArray( T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subList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add( E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indexOf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remov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lastIndexOf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AutoPopulatingList( List &lt; E &gt; backingList , Class &lt; ? extends E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listIterato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AutoPopulatingList( ElementFactory &lt; E &gt; elemen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veElementFactory.ReflectiveElementFactory( Class &lt; ? extends E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oPopulatingList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retainAll( Collection &lt; ?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removeAll( Collection &lt; ?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equals( @ Nullable Objec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addAll( int index , Collection &lt; ? extends E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add( int index , E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set( int index , E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nstantiationException.ElementInstantia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get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lementInstantiationException.ElementInstantiat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.AutoPopulatingList( Class &lt; ? extends E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